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automatic-styles/>
  <office:body>
    <office:text>
      <table:table table:name="ExampleTable" table:style-name="TableStyle">
        <table:table-column/>
        <table:table-column/>
        <table:table-column/>
        <table:table-row>
          <table:table-cell>
            <text:p>Name</text:p>
          </table:table-cell>
          <table:table-cell>
            <text:p>Age</text:p>
          </table:table-cell>
          <table:table-cell>
            <text:p>City</text:p>
          </table:table-cell>
        </table:table-row>
        <table:table-row>
          <table:table-cell>
            <text:p>Alice</text:p>
          </table:table-cell>
          <table:table-cell>
            <text:p>30</text:p>
          </table:table-cell>
          <table:table-cell>
            <text:p>New York</text:p>
          </table:table-cell>
        </table:table-row>
        <table:table-row>
          <table:table-cell>
            <text:p>Bob</text:p>
          </table:table-cell>
          <table:table-cell>
            <text:p>24</text:p>
          </table:table-cell>
          <table:table-cell>
            <text:p>Los Angeles</text:p>
          </table:table-cell>
        </table:table-row>
        <table:table-row>
          <table:table-cell>
            <text:p>Charlie</text:p>
          </table:table-cell>
          <table:table-cell>
            <text:p>28</text:p>
          </table:table-cell>
          <table:table-cell>
            <text:p>Chicago</text:p>
          </table:table-cell>
        </table:table-row>
        <table:table-row>
          <table:table-cell>
            <text:p>test</text:p>
          </table:table-cell>
          <table:table-cell>
            <text:p>test</text:p>
          </table:table-cell>
          <table:table-cell>
            <text:p>tes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svg="urn:oasis:names:tc:opendocument:xmlns:svg-compatible:1.0" xmlns:draw="urn:oasis:names:tc:opendocument:xmlns:drawing:1.0" xmlns:table="urn:oasis:names:tc:opendocument:xmlns:table:1.0" xmlns:manifest="urn:oasis:names:tc:opendocument:xmlns:manifest:1.0" office:version="1.2">
  <office:styles>
    <style:style style:name="TableStyle" style:family="table" style:display-name="TableStyle"/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